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41aef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officeooo:rsid="03959f64" style:font-name-complex="Courier New"/>
    </style:style>
    <style:style style:name="T127" style:family="text">
      <style:text-properties fo:color="#000000" loext:opacity="100%" style:font-name="Courier New" officeooo:rsid="03b8181e" style:font-name-complex="Courier New"/>
    </style:style>
    <style:style style:name="T128" style:family="text">
      <style:text-properties fo:color="#000000" loext:opacity="100%" style:font-name="Courier New" officeooo:rsid="03d81c7c" style:font-name-complex="Courier New"/>
    </style:style>
    <style:style style:name="T129" style:family="text">
      <style:text-properties fo:color="#000000" loext:opacity="100%" style:font-name="Courier New" officeooo:rsid="03bb832f" style:font-name-complex="Courier New"/>
    </style:style>
    <style:style style:name="T130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23d069c"/>
    </style:style>
    <style:style style:name="T137" style:family="text">
      <style:text-properties officeooo:rsid="021570c6"/>
    </style:style>
    <style:style style:name="T138" style:family="text">
      <style:text-properties officeooo:rsid="02984091"/>
    </style:style>
    <style:style style:name="T139" style:family="text">
      <style:text-properties officeooo:rsid="0298730b"/>
    </style:style>
    <style:style style:name="T14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1" style:family="text">
      <style:text-properties fo:font-style="normal" officeooo:rsid="023ec219" style:font-style-asian="normal" style:font-style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officeooo:rsid="0213f657"/>
    </style:style>
    <style:style style:name="T144" style:family="text">
      <style:text-properties fo:color="#000000" loext:opacity="100%" style:font-name="Courier New" style:font-name-complex="Courier New"/>
    </style:style>
    <style:style style:name="T14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officeooo:rsid="02b867ce"/>
    </style:style>
    <style:style style:name="T19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officeooo:rsid="0391a834"/>
    </style:style>
    <style:style style:name="T210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officeooo:rsid="04144748"/>
    </style:style>
    <style:style style:name="T220" style:family="text">
      <style:text-properties officeooo:rsid="042d7d17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officeooo:rsid="04125c48" style:font-style-asian="italic" style:font-style-complex="italic"/>
    </style:style>
    <style:style style:name="T223" style:family="text">
      <style:text-properties fo:font-style="italic" officeooo:rsid="041182c7" style:font-style-asian="italic" style:font-style-complex="italic"/>
    </style:style>
    <style:style style:name="T224" style:family="text">
      <style:text-properties officeooo:rsid="04125c48"/>
    </style:style>
    <style:style style:name="T225" style:family="text">
      <style:text-properties officeooo:rsid="0424aa9b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04283cfb" style:font-weight-asian="bold" style:font-weight-complex="bold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0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1" style:family="text">
      <style:text-properties officeooo:rsid="04546f38"/>
    </style:style>
    <style:style style:name="T232" style:family="text">
      <style:text-properties fo:language="zxx" fo:country="none" style:language-asian="zxx" style:country-asian="none" style:language-complex="zxx" style:country-complex="none"/>
    </style:style>
    <style:style style:name="T233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4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5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6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</text:span></text:span><text:span text:style-name="Source_20_Text"><text:span text:style-name="T18">[,expectedType[,Throw=false]]</text:span></text:span><text:span text:style-name="Source_20_Text"><text:span text:style-name="T20">)</text:span></text:span><text:span text:style-name="Source_20_Text"><text:span text:style-name="T18">;</text:span></text:span></text:p>
            <text:p text:style-name="P9"><text:span text:style-name="Source_20_Text"><text:span text:style-name="T21">isSameType(value1,value2)</text:span></text:span><text:span text:style-name="Source_20_Text"><text:span text:style-name="T22">;</text:span></text:span></text:p>
            <text:p text:style-name="P7"><text:span text:style-name="Source_20_Text"><text:span text:style-name="T15">isSameInstance(</text:span></text:span><text:span text:style-name="Source_20_Text"><text:span text:style-name="T23">v1</text:span></text:span><text:span text:style-name="Source_20_Text"><text:span text:style-name="T15">,</text:span></text:span><text:span text:style-name="Source_20_Text"><text:span text:style-name="T23">v2</text:span></text:span><text:span text:style-name="Source_20_Text"><text:span text:style-name="T15">,Contructor);</text:span></text:span></text:p>
            <text:p text:style-name="P10"><text:span text:style-name="Source_20_Text"><text:span text:style-name="T24">isDeepStrictEqual(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1,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2);</text:span></text:span></text:p>
            <text:p text:style-name="P11"><text:span text:style-name="Source_20_Text"><text:span text:style-name="T15">isCoercedObject</text:span></text:span><text:span text:style-name="Source_20_Text"><text:span text:style-name="T27">(object);</text:span></text:span></text:p>
            <text:p text:style-name="P11"><text:span text:style-name="Source_20_Text"><text:span text:style-name="T24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3"><text:span text:style-name="Source_20_Text"><text:span text:style-name="T35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6">Callable</text:span></text:span><text:span text:style-name="Source_20_Text"><text:span text:style-name="T15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7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7">);</text:span></text:span></text:p>
            <text:p text:style-name="P12"><text:span text:style-name="Source_20_Text"><text:span text:style-name="T15">isGenerator</text:span></text:span><text:span text:style-name="Source_20_Text"><text:span text:style-name="T38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1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34">isAsyncGeneratorFn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34">);</text:span></text:span></text:p>
            <text:p text:style-name="P12"><text:span text:style-name="Source_20_Text"><text:span text:style-name="T34">isProxy(value);</text:span></text:span></text:p>
            <text:p text:style-name="P12"><text:span text:style-name="Source_20_Text"><text:span text:style-name="T15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AsyncIterable(</text:span></text:span><text:span text:style-name="Source_20_Text"><text:span text:style-name="T19">value</text:span></text:span><text:span text:style-name="Source_20_Text"><text:span text:style-name="T15">);</text:span></text:span></text:p>
            <text:p text:style-name="P15"><text:span text:style-name="Source_20_Text"><text:span text:style-name="T44">isIndex(v</text:span></text:span><text:span text:style-name="Source_20_Text"><text:span text:style-name="T45">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15"><text:span text:style-name="Source_20_Text"><text:span text:style-name="T47">to</text:span></text:span><text:span text:style-name="Source_20_Text"><text:span text:style-name="T44">Index(va</text:span></text:span><text:span text:style-name="Source_20_Text"><text:span text:style-name="T48">lue</text:span></text:span><text:span text:style-name="Source_20_Text"><text:span text:style-name="T44">);</text:span></text:span></text:p>
            <text:p text:style-name="P16"><text:span text:style-name="Source_20_Text"><text:span text:style-name="T45">isLength</text:span></text:span><text:span text:style-name="Source_20_Text"><text:span text:style-name="T44">(v</text:span></text:span><text:span text:style-name="Source_20_Text"><text:span text:style-name="T45">al</text:span></text:span><text:span text:style-name="Source_20_Text"><text:span text:style-name="T46">ue</text:span></text:span><text:span text:style-name="Source_20_Text"><text:span text:style-name="T44">);</text:span></text:span></text:p>
            <text:p text:style-name="P16"><text:span text:style-name="Source_20_Text"><text:span text:style-name="T49">toLength(value);</text:span></text:span></text:p>
            <text:p text:style-name="P17"><text:span text:style-name="Source_20_Text"><text:span text:style-name="T50">isPropertyKey(v</text:span></text:span><text:span text:style-name="Source_20_Text"><text:span text:style-name="T51">alu</text:span></text:span><text:span text:style-name="Source_20_Text"><text:span text:style-name="T52">e</text:span></text:span><text:span text:style-name="Source_20_Text"><text:span text:style-name="T50">);</text:span></text:span></text:p>
            <text:p text:style-name="P17"><text:span text:style-name="Source_20_Text"><text:span text:style-name="T50">toPropertyKey(v</text:span></text:span><text:span text:style-name="Source_20_Text"><text:span text:style-name="T52">alue</text:span></text:span><text:span text:style-name="Source_20_Text"><text:span text:style-name="T50">);</text:span></text:span></text:p>
            <text:p text:style-name="P18"><text:span text:style-name="Source_20_Text"><text:span text:style-name="T50">isPrimitive(v</text:span></text:span><text:span text:style-name="Source_20_Text"><text:span text:style-name="T53">a</text:span></text:span><text:span text:style-name="Source_20_Text"><text:span text:style-name="T54">lue</text:span></text:span><text:span text:style-name="Source_20_Text"><text:span text:style-name="T50">);</text:span></text:span></text:p>
            <text:p text:style-name="P18"><text:span text:style-name="Source_20_Text"><text:span text:style-name="T35">toPrimitive</text:span></text:span><text:span text:style-name="Source_20_Text"><text:span text:style-name="T55">Value</text:span></text:span><text:span text:style-name="Source_20_Text"><text:span text:style-name="T35">(valu</text:span></text:span><text:span text:style-name="Source_20_Text"><text:span text:style-name="T52">e</text:span></text:span><text:span text:style-name="Source_20_Text"><text:span text:style-name="T35">);</text:span></text:span></text:p>
            <text:p text:style-name="P13"><text:span text:style-name="Source_20_Text"><text:span text:style-name="T15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8"><text:span text:style-name="Source_20_Text"><text:span text:style-name="T35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35">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8">a</text:span></text:span><text:span text:style-name="Source_20_Text"><text:span text:style-name="T59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8">allback</text:span></text:span><text:span text:style-name="Source_20_Text"><text:span text:style-name="T15">);</text:span></text:span></text:p>
            <text:p text:style-name="P19"><text:span text:style-name="Source_20_Text"><text:span text:style-name="T60">domClear(e</text:span></text:span><text:span text:style-name="Source_20_Text"><text:span text:style-name="T61">lement</text:span></text:span><text:span text:style-name="Source_20_Text"><text:span text:style-name="T60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2">[</text:span></text:span><text:span text:style-name="Source_20_Text"><text:span text:style-name="T15">,property</text:span></text:span><text:span text:style-name="Source_20_Text"><text:span text:style-name="T63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9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9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3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4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5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4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3">omit</text:span></text:span><text:span text:style-name="Source_20_Text"><text:span text:style-name="T15">(object,keys);</text:span></text:span></text:p>
            <text:p text:style-name="P25"><text:span text:style-name="Source_20_Text"><text:span text:style-name="T84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5">lis</text:span></text:span><text:span text:style-name="Source_20_Text"><text:span text:style-name="T15">e</text:span></text:span><text:span text:style-name="Source_20_Text"><text:span text:style-name="T85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6">function</text:span></text:span><text:span text:style-name="Source_20_Text"><text:span text:style-name="T15">,context);</text:span></text:span></text:p>
            <text:p text:style-name="P25"><text:span text:style-name="Source_20_Text"><text:span text:style-name="T87">unBind</text:span></text:span><text:span text:style-name="Source_20_Text"><text:span text:style-name="T88">(</text:span></text:span><text:span text:style-name="Source_20_Text"><text:span text:style-name="T89">f</text:span></text:span><text:span text:style-name="Source_20_Text"><text:span text:style-name="T90">unction</text:span></text:span><text:span text:style-name="Source_20_Text"><text:span text:style-name="T88">);</text:span></text:span></text:p>
            <text:p text:style-name="P25"><text:span text:style-name="Source_20_Text"><text:span text:style-name="T88">curry(function);</text:span></text:span></text:p>
            <text:p text:style-name="P25"><text:span text:style-name="Source_20_Text"><text:span text:style-name="T88">compose(function1[,functionN]);</text:span></text:span></text:p>
            <text:p text:style-name="P25"><text:span text:style-name="Source_20_Text"><text:span text:style-name="T88">pipe(function1[,functionN]);</text:span></text:span></text:p>
            <text:p text:style-name="P25"><text:span text:style-name="Source_20_Text"><text:span text:style-name="T91">once(function);</text:span></text:span></text:p>
            <text:p text:style-name="P25"><text:span text:style-name="Source_20_Text"><text:span text:style-name="T84">tap(function): function(</text:span></text:span><text:span text:style-name="Source_20_Text"><text:span text:style-name="T92">value</text:span></text:span><text:span text:style-name="Source_20_Text"><text:span text:style-name="T84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7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5">();</text:span></text:span></text:p>
            <text:p text:style-name="P26"><text:span text:style-name="Source_20_Text"><text:span text:style-name="T93">r</text:span></text:span><text:span text:style-name="Source_20_Text"><text:span text:style-name="T75">andomUUIDv7</text:span></text:span><text:span text:style-name="Source_20_Text"><text:span text:style-name="T94">(</text:span></text:span><text:span text:style-name="Source_20_Text"><text:span text:style-name="T95">v4=false</text:span></text:span><text:span text:style-name="Source_20_Text"><text:span text:style-name="T94">);</text:span></text:span></text:p>
            <text:p text:style-name="P26"><text:span text:style-name="Source_20_Text"><text:span text:style-name="T96">timestampID([size=21[,alphabet=</text:span></text:span><text:span text:style-name="Source_20_Text"><text:span text:style-name="T97">"ABCDEFGHIJKLMNOPQRSTUVWXYZabcdefghijklmnopqrstuvwxyz0123456789_-"</text:span></text:span><text:span text:style-name="Source_20_Text"><text:span text:style-name="T96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  <text:p text:style-name="P11"><text:span text:style-name="Source_20_Text"><text:span text:style-name="T15">createPolyfillMethod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1">alu</text:span></text:span><text:span text:style-name="Source_20_Text"><text:span text:style-name="T102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3">alu</text:span></text:span><text:span text:style-name="Source_20_Text"><text:span text:style-name="T104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  <text:p text:style-name="P11"><text:span text:style-name="Source_20_Text"><text:span text:style-name="T15">toSafeString</text:span></text:span><text:span text:style-name="Source_20_Text"><text:span text:style-name="T105">(value);</text:span></text:span></text:p>
          </table:table-cell>
          <table:covered-table-cell/>
          <table:covered-table-cell table:style-name="Table1.C7"/>
          <table:covered-table-cell table:style-name="Table1.D7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6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31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7">tri</text:span></text:span><text:span text:style-name="Source_20_Text"><text:span text:style-name="T108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11">t</text:span></text:span><text:span text:style-name="Source_20_Text"><text:span text:style-name="T112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3">tri</text:span></text:span><text:span text:style-name="Source_20_Text"><text:span text:style-name="T86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4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5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6">Un</text:span></text:span><text:span text:style-name="Source_20_Text"><text:span text:style-name="T15">Escap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7">c</text:span></text:span><text:span text:style-name="Source_20_Text"><text:span text:style-name="T15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 </text:span></text:span></text:p>
            <text:p text:style-name="P24"><text:span text:style-name="Source_20_Text"><text:span text:style-name="T118"/></text:span></text:p>
            <text:p text:style-name="P31"><text:span text:style-name="Source_20_Text"><text:span text:style-name="T15">strReverse(s</text:span></text:span><text:span text:style-name="Source_20_Text"><text:span text:style-name="T42">t</text:span></text:span><text:span text:style-name="Source_20_Text"><text:span text:style-name="T110">ring</text:span></text:span><text:span text:style-name="Source_20_Text"><text:span text:style-name="T15">);</text:span></text:span></text:p>
            <text:p text:style-name="P31"><text:span text:style-name="Source_20_Text"><text:span text:style-name="T118"/></text:span></text:p>
            <text:p text:style-name="P31"><text:span text:style-name="Source_20_Text"><text:span text:style-name="T15">strSplice(</text:span></text:span><text:span text:style-name="Source_20_Text"><text:span text:style-name="T107">str</text:span></text:span><text:span text:style-name="Source_20_Text"><text:span text:style-name="T25">ing</text:span></text:span><text:span text:style-name="Source_20_Text"><text:span text:style-name="T15">,index,count[,add</text:span></text:span><text:span text:style-name="Source_20_Text"><text:span text:style-name="T119">]);</text:span></text:span></text:p>
            <text:p text:style-name="P31"><text:span text:style-name="Source_20_Text"><text:span text:style-name="T118"/></text:span></text:p>
            <text:p text:style-name="P31"><text:span text:style-name="Source_20_Text"><text:span text:style-name="T118">s</text:span></text:span><text:span text:style-name="Source_20_Text"><text:span text:style-name="T15">tr</text:span></text:span><text:span text:style-name="Source_20_Text"><text:span text:style-name="T120">T</text:span></text:span><text:span text:style-name="Source_20_Text"><text:span text:style-name="T121">itle</text:span></text:span><text:span text:style-name="Source_20_Text"><text:span text:style-name="T117">c</text:span></text:span><text:span text:style-name="Source_20_Text"><text:span text:style-name="T15">ase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22">strTruncate(st</text:span></text:span><text:span text:style-name="Source_20_Text"><text:span text:style-name="T112">ring</text:span></text:span><text:span text:style-name="Source_20_Text"><text:span text:style-name="T122">);</text:span></text:span></text:p>
            <text:p text:style-name="P31"><text:span text:style-name="Source_20_Text"><text:span text:style-name="T122"/></text:span></text:p>
            <text:p text:style-name="P31"><text:span text:style-name="Source_20_Text"><text:span text:style-name="T15">strUpFirst(s</text:span></text:span><text:span text:style-name="Source_20_Text"><text:span text:style-name="T109">tri</text:span></text:span><text:span text:style-name="Source_20_Text"><text:span text:style-name="T110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2"/></text:span></text:p>
            <text:p text:style-name="P33"><text:span text:style-name="Source_20_Text"><text:span text:style-name="T112">a</text:span></text:span><text:span text:style-name="Source_20_Text"><text:span text:style-name="T15">ssert</text:span></text:span><text:span text:style-name="Source_20_Text"><text:span text:style-name="T112">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Tru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5"><text:span text:style-name="Source_20_Text"><text:span text:style-name="T112"/></text:span></text:p>
            <text:p text:style-name="P34"><text:span text:style-name="Source_20_Text"><text:span text:style-name="T112">assertFalse(condition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5"><text:span text:style-name="Source_20_Text"><text:span text:style-name="T112"/></text:span></text:p>
            <text:p text:style-name="P36"><text:span text:style-name="Source_20_Text"><text:span text:style-name="T124">assertThrows</text:span></text:span><text:span text:style-name="Source_20_Text"><text:span text:style-name="T125">(callback[,message</text:span></text:span><text:span text:style-name="Source_20_Text"><text:span text:style-name="T123">|error</text:span></text:span><text:span text:style-name="Source_20_Text"><text:span text:style-name="T125">]);</text:span></text:span></text:p>
            <text:p text:style-name="P37"><text:span text:style-name="Source_20_Text"><text:span text:style-name="T125"/></text:span></text:p>
            <text:p text:style-name="P38"><text:span text:style-name="Source_20_Text"><text:span text:style-name="T126">assertFail(m</text:span></text:span><text:span text:style-name="Source_20_Text"><text:span text:style-name="T127">essage</text:span></text:span><text:span text:style-name="Source_20_Text"><text:span text:style-name="T128">|</text:span></text:span><text:span text:style-name="Source_20_Text"><text:span text:style-name="T129">error</text:span></text:span><text:span text:style-name="Source_20_Text"><text:span text:style-name="T126">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Equal(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Equal</text:span></text:span><text:span text:style-name="Source_20_Text"><text:span text:style-name="T130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Deep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9"><text:span text:style-name="Source_20_Text"><text:span text:style-name="T112"/></text:span></text:p>
            <text:p text:style-name="P34"><text:span text:style-name="Source_20_Text"><text:span text:style-name="T112">assertDeepStrictEqual</text:span></text:span><text:span text:style-name="Source_20_Text"><text:span text:style-name="T131">(</text:span></text:span><text:span text:style-name="Source_20_Text"><text:span text:style-name="T112">value1,value2[,message</text:span></text:span><text:span text:style-name="Source_20_Text"><text:span text:style-name="T123">|error</text:span></text:span><text:span text:style-name="Source_20_Text"><text:span text:style-name="T112">]);</text:span></text:span></text:p>
            <text:p text:style-name="P34"><text:span text:style-name="Source_20_Text"><text:span text:style-name="T112">assertNotDeepStrictEqual</text:span></text:span><text:span text:style-name="Source_20_Text"><text:span text:style-name="T131">(</text:span></text:span><text:span text:style-name="Source_20_Text"><text:span text:style-name="T112">value1,value2[,</text:span></text:span><text:span text:style-name="Source_20_Text"><text:span text:style-name="T123">message|error</text:span></text:span><text:span text:style-name="Source_20_Text"><text:span text:style-name="T112">]);</text:span></text:span></text:p>
            <text:p text:style-name="P40"/>
            <text:p text:style-name="P41"><text:span text:style-name="Source_20_Text"><text:span text:style-name="T124">assertIs(value,</text:span></text:span><text:span text:style-name="Source_20_Text"><text:span text:style-name="T132">exptectedType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1"><text:span text:style-name="Source_20_Text"><text:span text:style-name="T124">assertIsNot(value,</text:span></text:span><text:span text:style-name="Source_20_Text"><text:span text:style-name="T132">exptectedType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9"><text:span text:style-name="Source_20_Text"><text:span text:style-name="T124"/></text:span></text:p>
            <text:p text:style-name="P34"><text:span text:style-name="Source_20_Text"><text:span text:style-name="T124">assertIsNil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4"><text:span text:style-name="Source_20_Text"><text:span text:style-name="T124">assertIsNotNil(value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40"><text:span text:style-name="Source_20_Text"><text:span text:style-name="T124"/></text:span></text:p>
            <text:p text:style-name="P34"><text:span text:style-name="Source_20_Text"><text:span text:style-name="T124">assertMatch(s</text:span></text:span><text:span text:style-name="Source_20_Text"><text:span text:style-name="T133">tring</text:span></text:span><text:span text:style-name="Source_20_Text"><text:span text:style-name="T124">,r</text:span></text:span><text:span text:style-name="Source_20_Text"><text:span text:style-name="T133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  <text:p text:style-name="P34"><text:span text:style-name="Source_20_Text"><text:span text:style-name="T133">assertD</text:span></text:span><text:span text:style-name="Source_20_Text"><text:span text:style-name="T124">oesNotMatch(s</text:span></text:span><text:span text:style-name="Source_20_Text"><text:span text:style-name="T133">tring</text:span></text:span><text:span text:style-name="Source_20_Text"><text:span text:style-name="T124">,r</text:span></text:span><text:span text:style-name="Source_20_Text"><text:span text:style-name="T133">egexp</text:span></text:span><text:span text:style-name="Source_20_Text"><text:span text:style-name="T124">[,message</text:span></text:span><text:span text:style-name="Source_20_Text"><text:span text:style-name="T123">|error</text:span></text:span><text:span text:style-name="Source_20_Text"><text:span text:style-name="T124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4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5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6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7">i</text:span><text:span text:style-name="T138">s</text:span>BigUInt64(value);</text:p>
            <text:p text:style-name="P47"><text:span text:style-name="T138">is</text:span>Float<text:span text:style-name="T139">16</text:span>(value);</text:p>
            <text:p text:style-name="P44"><text:span text:style-name="Source_20_Text"><text:span text:style-name="T135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5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1">toInteger(valu</text:span></text:span><text:span text:style-name="Source_20_Text"><text:span text:style-name="T102">e</text:span></text:span><text:span text:style-name="Source_20_Text"><text:span text:style-name="T101">);</text:span></text:span></text:p>
            <text:p text:style-name="P48"><text:span text:style-name="Source_20_Text"><text:span text:style-name="T140">toIntegerOrInfinity(value);</text:span></text:span></text:p>
            <text:p text:style-name="P45"><text:span text:style-name="T141">t</text:span><text:span text:style-name="T142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3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3">toFloat</text:span><text:span text:style-name="T138">16</text:span><text:span text:style-name="T143">(value);</text:span></text:p>
            <text:p text:style-name="P46"><text:span text:style-name="Source_20_Text"><text:span text:style-name="T144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5">Collections </text:span></text:span><text:span text:style-name="Source_20_Text"><text:span text:style-name="T146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7">castArray</text:span></text:span><text:span text:style-name="Source_20_Text"><text:span text:style-name="T148">(value);</text:span></text:span></text:p>
            <text:p text:style-name="P52"><text:span text:style-name="Source_20_Text"><text:span text:style-name="T148">compact</text:span></text:span><text:span text:style-name="Source_20_Text"><text:span text:style-name="T149">(iterator);</text:span></text:span></text:p>
            <text:p text:style-name="P52"><text:span text:style-name="Source_20_Text"><text:span text:style-name="T147">arrayDeepClone(array);</text:span></text:span></text:p>
            <text:p text:style-name="P52"><text:span text:style-name="Source_20_Text"><text:span text:style-name="T147">arrayMerge(target,so</text:span></text:span><text:span text:style-name="Source_20_Text"><text:span text:style-name="T150">ur</text:span></text:span><text:span text:style-name="Source_20_Text"><text:span text:style-name="T151">c</text:span></text:span><text:span text:style-name="Source_20_Text"><text:span text:style-name="T147">e</text:span></text:span><text:span text:style-name="Source_20_Text"><text:span text:style-name="T150">1</text:span></text:span><text:span text:style-name="Source_20_Text"><text:span text:style-name="T147">[,</text:span></text:span><text:span text:style-name="Source_20_Text"><text:span text:style-name="T151">s</text:span></text:span><text:span text:style-name="Source_20_Text"><text:span text:style-name="T150">ou</text:span></text:span><text:span text:style-name="Source_20_Text"><text:span text:style-name="T151">r</text:span></text:span><text:span text:style-name="Source_20_Text"><text:span text:style-name="T150">ce</text:span></text:span><text:span text:style-name="Source_20_Text"><text:span text:style-name="T147">N]);</text:span></text:span></text:p>
            <text:p text:style-name="P53"><text:span text:style-name="Source_20_Text"><text:span text:style-name="T152">arrayAdd</text:span></text:span><text:span text:style-name="Source_20_Text"><text:span text:style-name="T147">(array,value);</text:span></text:span></text:p>
            <text:p text:style-name="P53"><text:span text:style-name="Source_20_Text"><text:span text:style-name="T147">arrayClear(array); </text:span></text:span></text:p>
            <text:p text:style-name="P53"><text:span text:style-name="Source_20_Text"><text:span text:style-name="T153">arrayRemove(array,value[,all </text:span></text:span><text:span text:style-name="Source_20_Text"><text:span text:style-name="T154">= false</text:span></text:span><text:span text:style-name="Source_20_Text"><text:span text:style-name="T153">]);</text:span></text:span></text:p>
            <text:p text:style-name="P54"><text:span text:style-name="Source_20_Text"><text:span text:style-name="T153">arrayRemove</text:span></text:span><text:span text:style-name="Source_20_Text"><text:span text:style-name="T155">By</text:span></text:span><text:span text:style-name="Source_20_Text"><text:span text:style-name="T153">(array,c</text:span></text:span><text:span text:style-name="Source_20_Text"><text:span text:style-name="T155">allback</text:span></text:span><text:span text:style-name="Source_20_Text"><text:span text:style-name="T153">[,all</text:span></text:span><text:span text:style-name="Source_20_Text"><text:span text:style-name="T154">=false</text:span></text:span><text:span text:style-name="Source_20_Text"><text:span text:style-name="T153">]);</text:span></text:span></text:p>
            <text:p text:style-name="P55"><text:span text:style-name="Source_20_Text"><text:span text:style-name="T156"/></text:span></text:p>
            <text:p text:style-name="P55"><text:span text:style-name="Source_20_Text"><text:span text:style-name="T156">arrayRange([start=0[,end = </text:span></text:span><text:span text:style-name="Source_20_Text"><text:span text:style-name="T157">99</text:span></text:span><text:span text:style-name="Source_20_Text"><text:span text:style-name="T156">[,step = 1]]]);</text:span></text:span></text:p>
            <text:p text:style-name="P56"><text:span text:style-name="Source_20_Text"><text:span text:style-name="T158">iterRange([start=0[,step=1[,end=Infinity]]]);</text:span></text:span></text:p>
            <text:p text:style-name="P56"><text:span text:style-name="Source_20_Text"><text:span text:style-name="T158"/></text:span></text:p>
            <text:p text:style-name="P57"><text:span text:style-name="Source_20_Text"><text:span text:style-name="T8">arrayCycl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0">= 100</text:span></text:span><text:span text:style-name="Source_20_Text"><text:span text:style-name="T8">]);</text:span></text:span></text:p>
            <text:p text:style-name="P56"><text:span text:style-name="Source_20_Text"><text:span text:style-name="T158">iterCycle(iter</text:span></text:span><text:span text:style-name="Source_20_Text"><text:span text:style-name="T161">ator</text:span></text:span><text:span text:style-name="Source_20_Text"><text:span text:style-name="T158">[,n </text:span></text:span><text:span text:style-name="Source_20_Text"><text:span text:style-name="T162">= Infinity</text:span></text:span><text:span text:style-name="Source_20_Text"><text:span text:style-name="T158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3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62">= Infinity</text:span></text:span><text:span text:style-name="Source_20_Text"><text:span text:style-name="T8">]);</text:span></text:span></text:p>
            <text:p text:style-name="P59"><text:span text:style-name="Source_20_Text"><text:span text:style-name="T164"/></text:span></text:p>
            <text:p text:style-name="P59"><text:span text:style-name="Source_20_Text"><text:span text:style-name="T164">unique(iterator[,resolver]);</text:span></text:span></text:p>
            <text:p text:style-name="P59"><text:span text:style-name="Source_20_Text"><text:span text:style-name="T158">slice(i</text:span></text:span><text:span text:style-name="Source_20_Text"><text:span text:style-name="T159">terator</text:span></text:span><text:span text:style-name="Source_20_Text"><text:span text:style-name="T158">[,begin=0[,end = Infinity]]);</text:span></text:span></text:p>
            <text:p text:style-name="P57"><text:span text:style-name="Source_20_Text"><text:span text:style-name="T158">withOut(i</text:span></text:span><text:span text:style-name="Source_20_Text"><text:span text:style-name="T159">terator</text:span></text:span><text:span text:style-name="Source_20_Text"><text:span text:style-name="T158">,filter</text:span></text:span><text:span text:style-name="Source_20_Text"><text:span text:style-name="T159">Iterator</text:span></text:span><text:span text:style-name="Source_20_Text"><text:span text:style-name="T158">);</text:span></text:span></text:p>
            <text:p text:style-name="P60"><text:span text:style-name="Source_20_Text"><text:span text:style-name="T8">reduce(i</text:span></text:span><text:span text:style-name="Source_20_Text"><text:span text:style-name="T159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5">count</text:span></text:span><text:span text:style-name="Source_20_Text"><text:span text:style-name="T8">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text:span text:style-name="Source_20_Text"><text:span text:style-name="T167"> </text:span></text:span></text:p>
            <text:p text:style-name="P60"><text:span text:style-name="Source_20_Text"><text:span text:style-name="T8">drop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9">forEach</text:span></text:span><text:span text:style-name="Source_20_Text"><text:span text:style-name="T158">(i</text:span></text:span><text:span text:style-name="Source_20_Text"><text:span text:style-name="T159">terator</text:span></text:span><text:span text:style-name="Source_20_Text"><text:span text:style-name="T158">,callback);</text:span></text:span></text:p>
            <text:p text:style-name="P62"><text:span text:style-name="Source_20_Text"><text:span text:style-name="T170">map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60"><text:span text:style-name="Source_20_Text"><text:span text:style-name="T158">enumerate(i</text:span></text:span><text:span text:style-name="Source_20_Text"><text:span text:style-name="T159">terator</text:span></text:span><text:span text:style-name="Source_20_Text"><text:span text:style-name="T158">[,offset = 0]);</text:span></text:span></text:p>
            <text:p text:style-name="P60"><text:span text:style-name="Source_20_Text"><text:span text:style-name="T8">size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3"><text:span text:style-name="Source_20_Text"><text:span text:style-name="T172"/></text:span></text:p>
            <text:p text:style-name="P60"><text:span text:style-name="Source_20_Text"><text:span text:style-name="T8">every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text:span text:style-name="Source_20_Text"><text:span text:style-name="T174"> </text:span></text:span></text:p>
            <text:p text:style-name="P60"><text:span text:style-name="Source_20_Text"><text:span text:style-name="T158">none(i</text:span></text:span><text:span text:style-name="Source_20_Text"><text:span text:style-name="T159">terator</text:span></text:span><text:span text:style-name="Source_20_Text"><text:span text:style-name="T158">,c</text:span></text:span><text:span text:style-name="Source_20_Text"><text:span text:style-name="T173">allback</text:span></text:span><text:span text:style-name="Source_20_Text"><text:span text:style-name="T158">);</text:span></text:span></text:p>
            <text:p text:style-name="P60"><text:span text:style-name="Source_20_Text"><text:span text:style-name="T158"/></text:span></text:p>
            <text:p text:style-name="P60"><text:span text:style-name="Source_20_Text"><text:span text:style-name="T8">includes(</text:span></text:span><text:span text:style-name="Source_20_Text"><text:span text:style-name="T175">collection</text:span></text:span><text:span text:style-name="Source_20_Text"><text:span text:style-name="T8">,</text:span></text:span><text:span text:style-name="Source_20_Text"><text:span text:style-name="T176">value</text:span></text:span><text:span text:style-name="Source_20_Text"><text:span text:style-name="T175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177">reject(i</text:span></text:span><text:span text:style-name="Source_20_Text"><text:span text:style-name="T159">terator</text:span></text:span><text:span text:style-name="Source_20_Text"><text:span text:style-name="T177">,c</text:span></text:span><text:span text:style-name="Source_20_Text"><text:span text:style-name="T173">allback</text:span></text:span><text:span text:style-name="Source_20_Text"><text:span text:style-name="T177">);</text:span></text:span></text:p>
            <text:p text:style-name="P57"><text:span text:style-name="Source_20_Text"><text:span text:style-name="T178">p</text:span></text:span><text:span text:style-name="Source_20_Text"><text:span text:style-name="T179">artition(i</text:span></text:span><text:span text:style-name="Source_20_Text"><text:span text:style-name="T180">terator</text:span></text:span><text:span text:style-name="Source_20_Text"><text:span text:style-name="T179">,c</text:span></text:span><text:span text:style-name="Source_20_Text"><text:span text:style-name="T181">a</text:span></text:span><text:span text:style-name="Source_20_Text"><text:span text:style-name="T182">llb</text:span></text:span><text:span text:style-name="Source_20_Text"><text:span text:style-name="T181">a</text:span></text:span><text:span text:style-name="Source_20_Text"><text:span text:style-name="T182">ck</text:span></text:span><text:span text:style-name="Source_20_Text"><text:span text:style-name="T179">);</text:span></text:span></text:p>
            <text:p text:style-name="P64"><text:span text:style-name="Source_20_Text"><text:span text:style-name="T183"/></text:span></text:p>
            <text:p text:style-name="P57"><text:span text:style-name="Source_20_Text"><text:span text:style-name="T8">zip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5"><text:span text:style-name="Source_20_Text"><text:span text:style-name="T184">unzip(i</text:span></text:span><text:span text:style-name="Source_20_Text"><text:span text:style-name="T180">terator</text:span></text:span><text:span text:style-name="Source_20_Text"><text:span text:style-name="T184">);</text:span></text:span></text:p>
            <text:p text:style-name="P65"><text:span text:style-name="Source_20_Text"><text:span text:style-name="T184">zipObj(i</text:span></text:span><text:span text:style-name="Source_20_Text"><text:span text:style-name="T180">terator1</text:span></text:span><text:span text:style-name="Source_20_Text"><text:span text:style-name="T184">,i</text:span></text:span><text:span text:style-name="Source_20_Text"><text:span text:style-name="T180">terator1</text:span></text:span><text:span text:style-name="Source_20_Text"><text:span text:style-name="T184">);</text:span></text:span></text:p>
            <text:p text:style-name="P60"><text:span text:style-name="Source_20_Text"><text:span text:style-name="T183">shuffl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0"><text:span text:style-name="Source_20_Text"><text:span text:style-name="T183"/></text:span></text:p>
            <text:p text:style-name="P66"><text:span text:style-name="Source_20_Text"><text:span text:style-name="T8">min(v</text:span></text:span><text:span text:style-name="Source_20_Text"><text:span text:style-name="T185">alue1[,valueN]</text:span></text:span><text:span text:style-name="Source_20_Text"><text:span text:style-name="T8">);</text:span></text:span></text:p>
            <text:p text:style-name="P67"><text:span text:style-name="Source_20_Text"><text:span text:style-name="T186">max(v</text:span></text:span><text:span text:style-name="Source_20_Text"><text:span text:style-name="T187">alue1[,valueN]</text:span></text:span><text:span text:style-name="Source_20_Text"><text:span text:style-name="T186">);</text:span></text:span></text:p>
            <text:p text:style-name="P60"><text:span text:style-name="Source_20_Text"><text:span text:style-name="T188">sort(i</text:span></text:span><text:span text:style-name="Source_20_Text"><text:span text:style-name="T159">terator</text:span></text:span><text:span text:style-name="Source_20_Text"><text:span text:style-name="T189">[</text:span></text:span><text:span text:style-name="Source_20_Text"><text:span text:style-name="T188">,number</text:span></text:span><text:span text:style-name="Source_20_Text"><text:span text:style-name="T190">s = false</text:span></text:span><text:span text:style-name="Source_20_Text"><text:span text:style-name="T189">]</text:span></text:span><text:span text:style-name="Source_20_Text"><text:span text:style-name="T188">);</text:span></text:span></text:p>
            <text:p text:style-name="P60"><text:span text:style-name="Source_20_Text"><text:span text:style-name="T183">revers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9">terator</text:span></text:span><text:span text:style-name="Source_20_Text"><text:span text:style-name="T8">,index);</text:span></text:span></text:p>
            <text:p text:style-name="P57"><text:span text:style-name="Source_20_Text"><text:span text:style-name="T191">nth(i</text:span></text:span><text:span text:style-name="Source_20_Text"><text:span text:style-name="T159">terator</text:span></text:span><text:span text:style-name="Source_20_Text"><text:span text:style-name="T191">,index);</text:span></text:span></text:p>
            <text:p text:style-name="P60"><text:span text:style-name="Source_20_Text"><text:span text:style-name="T8">first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192">head(i</text:span></text:span><text:span text:style-name="Source_20_Text"><text:span text:style-name="T180">terator</text:span></text:span><text:span text:style-name="Source_20_Text"><text:span text:style-name="T192">);</text:span></text:span></text:p>
            <text:p text:style-name="P68"><text:span text:style-name="Source_20_Text"><text:span text:style-name="T147">last(i</text:span></text:span><text:span text:style-name="Source_20_Text"><text:span text:style-name="T171">terator</text:span></text:span><text:span text:style-name="Source_20_Text"><text:span text:style-name="T147">);</text:span></text:span></text:p>
            <text:p text:style-name="P69">initial(i<text:span text:style-name="Source_20_Text"><text:span text:style-name="T193">terator</text:span></text:span>);</text:p>
            <text:p text:style-name="P60"><text:span text:style-name="Source_20_Text"><text:span text:style-name="T8">tail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4">flat(i</text:span></text:span><text:span text:style-name="Source_20_Text"><text:span text:style-name="T159">terator</text:span></text:span><text:span text:style-name="Source_20_Text"><text:span text:style-name="T194">);</text:span></text:span></text:p>
            <text:p text:style-name="P60"><text:span text:style-name="Source_20_Text"><text:span text:style-name="T8">concat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0"><text:span text:style-name="Source_20_Text"><text:span text:style-name="T158">join(i</text:span></text:span><text:span text:style-name="Source_20_Text"><text:span text:style-name="T159">terator</text:span></text:span><text:span text:style-name="Source_20_Text"><text:span text:style-name="T158">[,separator </text:span></text:span><text:span text:style-name="Source_20_Text"><text:span text:style-name="T195">= ","</text:span></text:span><text:span text:style-name="Source_20_Text"><text:span text:style-name="T158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7">Array.fromAsync(); </text:span></text:span></text:a></text:p>
            <text:p text:style-name="P71"><text:span text:style-name="Source_20_Text"><text:span text:style-name="T14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6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7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7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7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7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7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7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7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7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8">Object.groupBy();</text:span></text:span></text:a></text:p>
            <text:p text:style-name="P72"><text:span text:style-name="Source_20_Text"><text:span text:style-name="T199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7">Object</text:span></text:span><text:span text:style-name="Source_20_Text"><text:span text:style-name="T200">.</text:span></text:span><text:span text:style-name="Source_20_Text"><text:span text:style-name="T201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2">TypedArray.prototype.toReversed();</text:span></text:span></text:a><text:span text:style-name="T147"/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2">TypedArray.prototype.toSorted();</text:span></text:span></text:a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2">TypedArray.prototype.with();</text:span></text:span></text:a></text:p>
            <text:p text:style-name="P75"><text:span text:style-name="Source_20_Text"><text:span text:style-name="T172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3">globalThis.AsyncFunction();</text:span></text:span></text:a></text:p>
            <text:p text:style-name="P76"><text:span text:style-name="Source_20_Text"><text:span text:style-name="T203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4">global</text:span></text:span><text:span text:style-name="Source_20_Text"><text:span text:style-name="T205">this</text:span></text:span><text:span text:style-name="Source_20_Text"><text:span text:style-name="T203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3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5"/></text:span></text:p>
            <text:p text:style-name="P81"><text:span text:style-name="Source_20_Text"><text:span text:style-name="T135">ajax(Options obje</text:span></text:span><text:span text:style-name="Source_20_Text"><text:span text:style-name="T206">ct</text:span></text:span><text:span text:style-name="Source_20_Text"><text:span text:style-name="T135">);</text:span></text:span></text:p>
            <text:p text:style-name="P81"><text:span text:style-name="Source_20_Text"><text:span text:style-name="T135"/></text:span></text:p>
          </table:table-cell>
          <table:table-cell table:style-name="Table2.B2" office:value-type="string">
            <text:p text:style-name="P81"><text:span text:style-name="Source_20_Text"><text:span text:style-name="T207"/></text:span></text:p>
            <text:p text:style-name="P81"><text:span text:style-name="Source_20_Text"><text:span text:style-name="T207">Options object properties (* = default value):</text:span></text:span><text:span text:style-name="Source_20_Text"><text:span text:style-name="T101"> </text:span></text:span></text:p>
            <text:p text:style-name="P81"><text:span text:style-name="Source_20_Text"><text:span text:style-name="T101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8">Property</text:span></text:span></text:p>
                </table:table-cell>
                <table:table-cell table:style-name="Table6.B1" office:value-type="string">
                  <text:p text:style-name="P83"><text:span text:style-name="T209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11">*</text:span></text:span><text:span text:style-name="Source_20_Text"><text:span text:style-name="T210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11">*</text:span></text:span><text:span text:style-name="Source_20_Text"><text:span text:style-name="T210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11">*</text:span></text:span><text:span text:style-name="Source_20_Text"><text:span text:style-name="T210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10">string</text:span></text:span></text:p>
                </table:table-cell>
              </table:table-row>
            </table:table>
            <text:p text:style-name="P81"><text:span text:style-name="Source_20_Text"><text:span text:style-name="T212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3">Cookie </text:span></text:span><text:span text:style-name="Source_20_Text"><text:span text:style-name="T214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4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15">=8760</text:span></text:span><text:span text:style-name="Source_20_Text"><text:span text:style-name="T15">[,path</text:span></text:span><text:span text:style-name="Source_20_Text"><text:span text:style-name="T215">="/"</text:span></text:span><text:span text:style-name="Source_20_Text"><text:span text:style-name="T15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0"><text:span text:style-name="Source_20_Text"><text:span text:style-name="T15">removeCookie(name[,path</text:span></text:span><text:span text:style-name="Source_20_Text"><text:span text:style-name="T215">="/"</text:span></text:span><text:span text:style-name="Source_20_Text"><text:span text:style-name="T15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1"><text:span text:style-name="Source_20_Text"><text:span text:style-name="T15">clearCookies([path</text:span></text:span><text:span text:style-name="Source_20_Text"><text:span text:style-name="T215">="/"</text:span></text:span><text:span text:style-name="Source_20_Text"><text:span text:style-name="T15">[,domain[,</text:span></text:span><text:span text:style-name="Source_20_Text"><text:span text:style-name="T218">sec</text:span></text:span><text:span text:style-name="Source_20_Text"><text:span text:style-name="T15">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9">Celestra for Node.js </text:span><text:span text:style-name="T220">and Deno</text:span><text:span text:style-name="T219">: </text:span><text:span text:style-name="T221">celestra.</text:span><text:span text:style-name="T222">node.</text:span><text:span text:style-name="T223">m</text:span><text:span text:style-name="T221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4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5">node</text:span>.<text:span text:style-name="T225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5">node</text:span>.<text:span text:style-name="T225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5">node</text:span>.<text:span text:style-name="T225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5">node</text:span>.<text:span text:style-name="T225">m</text:span>js";</text:p>
            <text:p text:style-name="P98">globalThis.first = first;</text:p>
            <text:p text:style-name="P101">globalThis.classof = classof;<text:line-break/><text:line-break/><text:line-break/><text:span text:style-name="T226">// </text:span><text:span text:style-name="T227">dynamic import</text:span><text:line-break/><text:line-break/><text:span text:style-name="T228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9"/></text:span></text:p>
            <text:p text:style-name="P102"><text:span text:style-name="Source_20_Text"><text:span text:style-name="T230">DOM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qsa();</text:span></text:span></text:p>
            <text:p text:style-name="P102"><text:span text:style-name="Source_20_Text"><text:span text:style-name="T229">qs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Ready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Clear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Create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ToElement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GetCSS();</text:span></text:span></text:p>
            <text:p text:style-name="P102"><text:span text:style-name="Source_20_Text"><text:span text:style-name="T229">domSetCSS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FadeIn();</text:span></text:span></text:p>
            <text:p text:style-name="P102"><text:span text:style-name="Source_20_Text"><text:span text:style-name="T229">domFadeOut();</text:span></text:span></text:p>
            <text:p text:style-name="P102"><text:span text:style-name="Source_20_Text"><text:span text:style-name="T229">domFadeToggle();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how();</text:span></text:span></text:p>
            <text:p text:style-name="P102"><text:span text:style-name="Source_20_Text"><text:span text:style-name="T229">domHide();</text:span></text:span></text:p>
            <text:p text:style-name="P102"><text:span text:style-name="Source_20_Text"><text:span text:style-name="T229">domToggle();</text:span></text:span></text:p>
            <text:p text:style-name="P102"><text:span text:style-name="Source_20_Text"><text:span text:style-name="T229">domIsHidde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crollToTop();</text:span></text:span></text:p>
            <text:p text:style-name="P102"><text:span text:style-name="Source_20_Text"><text:span text:style-name="T229">domScrollToBottom();</text:span></text:span></text:p>
            <text:p text:style-name="P102"><text:span text:style-name="Source_20_Text"><text:span text:style-name="T229">domScrollToElement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domSiblings();</text:span></text:span></text:p>
            <text:p text:style-name="P102"><text:span text:style-name="Source_20_Text"><text:span text:style-name="T229">domSiblingsPrev();</text:span></text:span></text:p>
            <text:p text:style-name="P102"><text:span text:style-name="Source_20_Text"><text:span text:style-name="T229">domSiblingsLeft();</text:span></text:span></text:p>
            <text:p text:style-name="P102"><text:span text:style-name="Source_20_Text"><text:span text:style-name="T229">domSiblingsNext();</text:span></text:span></text:p>
            <text:p text:style-name="P102"><text:span text:style-name="Source_20_Text"><text:span text:style-name="T229">domSiblingsRight();</text:span></text:span></text:p>
            <text:p text:style-name="P102"><text:span text:style-name="Source_20_Text"><text:span text:style-name="T229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30">DOM API</text:span></text:span></text:p>
            <text:p text:style-name="P95"/>
            <text:p text:style-name="P103"><text:span text:style-name="Source_20_Text"><text:span text:style-name="T229">domGetCSSVar();</text:span></text:span></text:p>
            <text:p text:style-name="P103"><text:span text:style-name="Source_20_Text"><text:span text:style-name="T229">domSetCSSVar();</text:span></text:span></text:p>
            <text:p text:style-name="P95"/>
            <text:p text:style-name="P103"><text:span text:style-name="Source_20_Text"><text:span text:style-name="T229">importScript();</text:span></text:span></text:p>
            <text:p text:style-name="P103"><text:span text:style-name="Source_20_Text"><text:span text:style-name="T229">importStyle();</text:span></text:span></text:p>
            <text:p text:style-name="P95"/>
            <text:p text:style-name="P102"><text:span text:style-name="Source_20_Text"><text:span text:style-name="T229">setFullscreenOn();</text:span></text:span></text:p>
            <text:p text:style-name="P102"><text:span text:style-name="Source_20_Text"><text:span text:style-name="T229">setFullscreenOn();</text:span></text:span></text:p>
            <text:p text:style-name="P102"><text:span text:style-name="Source_20_Text"><text:span text:style-name="T229">setFullscreenOff();</text:span></text:span></text:p>
            <text:p text:style-name="P102"><text:span text:style-name="Source_20_Text"><text:span text:style-name="T229">getFullscree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form2array(form);</text:span></text:span></text:p>
            <text:p text:style-name="P102"><text:span text:style-name="Source_20_Text"><text:span text:style-name="T229">form2string(form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DoNotTrack();</text:span></text:span></text:p>
            <text:p text:style-name="P102"><text:span text:style-name="Source_20_Text"><text:span text:style-name="T229">getLocation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createFile();</text:span></text:span></text:p>
            <text:p text:style-name="P95"/>
            <text:p text:style-name="P102"><text:span text:style-name="Source_20_Text"><text:span text:style-name="T230">AJAX and CORS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Text();</text:span></text:span></text:p>
            <text:p text:style-name="P102"><text:span text:style-name="Source_20_Text"><text:span text:style-name="T229">getJson();</text:span></text:span></text:p>
            <text:p text:style-name="P102"><text:span text:style-name="Source_20_Text"><text:span text:style-name="T229">ajax();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30">Cookie API</text:span></text:span></text:p>
            <text:p text:style-name="P102"><text:span text:style-name="Source_20_Text"><text:span text:style-name="T229"/></text:span></text:p>
            <text:p text:style-name="P102"><text:span text:style-name="Source_20_Text"><text:span text:style-name="T229">getCookie();</text:span></text:span></text:p>
            <text:p text:style-name="P102"><text:span text:style-name="Source_20_Text"><text:span text:style-name="T229">hasCookie();</text:span></text:span></text:p>
            <text:p text:style-name="P102"><text:span text:style-name="Source_20_Text"><text:span text:style-name="T229">setCookie();</text:span></text:span></text:p>
            <text:p text:style-name="P102"><text:span text:style-name="Source_20_Text"><text:span text:style-name="T229">removeCookie();</text:span></text:span></text:p>
            <text:p text:style-name="P102"><text:span text:style-name="Source_20_Text"><text:span text:style-name="T229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31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202">Array.prototype.values();</text:span></text:span></text:p>
            <text:p text:style-name="P108"><text:span text:style-name="Source_20_Text"><text:span text:style-name="T202">Array.prototype.includes();</text:span></text:span></text:p>
            <text:p text:style-name="P107"/>
            <text:p text:style-name="P108"><text:span text:style-name="Source_20_Text"><text:span text:style-name="T202">ChildNode.after();</text:span></text:span><text:span text:style-name="T232"><text:line-break/></text:span><text:span text:style-name="Source_20_Text"><text:span text:style-name="T202">ChildNode.before();</text:span></text:span><text:span text:style-name="T232"><text:line-break/></text:span><text:span text:style-name="Source_20_Text"><text:span text:style-name="T202">ChildNode.remove();</text:span></text:span><text:span text:style-name="T232"><text:line-break/></text:span><text:span text:style-name="Source_20_Text"><text:span text:style-name="T202">ChildNode.replaceWith();</text:span></text:span></text:p>
            <text:p text:style-name="P107"/>
            <text:p text:style-name="P108"><text:span text:style-name="Source_20_Text"><text:span text:style-name="T202">Element.prototype.closest();<text:line-break/>Element.prototype.getAttributeNames();</text:span></text:span></text:p>
            <text:p text:style-name="P108"><text:span text:style-name="Source_20_Text"><text:span text:style-name="T202">Element.prototype.matches();</text:span></text:span></text:p>
            <text:p text:style-name="P108"><text:span text:style-name="Source_20_Text"><text:span text:style-name="T202">Element.prototype.toggleAttribute();</text:span></text:span></text:p>
            <text:p text:style-name="P107"/>
            <text:p text:style-name="P108"><text:span text:style-name="Source_20_Text"><text:span text:style-name="T202">ParentNode.append();</text:span></text:span></text:p>
            <text:p text:style-name="P108"><text:span text:style-name="Source_20_Text"><text:span text:style-name="T172"/></text:span></text:p>
            <text:p text:style-name="P108"><text:span text:style-name="Source_20_Text"><text:span text:style-name="T202">ParentNode.prepend();</text:span></text:span><text:span text:style-name="T232"><text:line-break/><text:line-break/></text:span><text:span text:style-name="Source_20_Text"><text:span text:style-name="T202">String.prototype[Symbol.iterator]();</text:span></text:span></text:p>
            <text:p text:style-name="P108"><text:span text:style-name="Source_20_Text"><text:span text:style-name="T202">String.prototype.includes();</text:span></text:span></text:p>
            <text:p text:style-name="P108"><text:span text:style-name="Source_20_Text"><text:span text:style-name="T202">String.prototype.repeat();</text:span></text:span><text:span text:style-name="T232"><text:line-break/></text:span></text:p>
            <text:p text:style-name="P108"><text:span text:style-name="Source_20_Text"><text:span text:style-name="T202">NodeList.prototype.forEach();</text:span></text:span><text:span text:style-name="T232"><text:line-break/></text:span></text:p>
            <text:p text:style-name="P108"><text:span text:style-name="Source_20_Text"><text:span text:style-name="T202">Object.assign();</text:span></text:span></text:p>
            <text:p text:style-name="P108"><text:span text:style-name="Source_20_Text"><text:span text:style-name="T202">Object.entries();</text:span></text:span><text:span text:style-name="T232"><text:line-break/></text:span></text:p>
            <text:p text:style-name="P108"><text:span text:style-name="Source_20_Text"><text:span text:style-name="T202">Object.getOwnPropertyDescriptors();</text:span></text:span><text:span text:style-name="T232"><text:line-break/></text:span><text:span text:style-name="Source_20_Text"><text:span text:style-name="T202">Object.values();</text:span></text:span><text:span text:style-name="T232"><text:line-break/></text:span></text:p>
            <text:p text:style-name="P108"><text:span text:style-name="Source_20_Text"><text:span text:style-name="T202">RegExp.prototype.flags;</text:span></text:span><text:span text:style-name="T232"><text:line-break/></text:span></text:p>
            <text:p text:style-name="P108"><text:span text:style-name="Source_20_Text"><text:span text:style-name="T233">window</text:span></text:span><text:span text:style-name="Source_20_Text"><text:span text:style-name="T202">.screenLeft;</text:span></text:span><text:span text:style-name="T232"><text:line-break/></text:span><text:span text:style-name="Source_20_Text"><text:span text:style-name="T233">window</text:span></text:span><text:span text:style-name="Source_20_Text"><text:span text:style-name="T202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4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9T20:07:48.622028200</dc:date>
    <meta:print-date>2025-09-29T20:07:54.738588600</meta:print-date>
    <meta:editing-cycles>1063</meta:editing-cycles>
    <meta:editing-duration>P1DT7H59M18S</meta:editing-duration>
    <meta:printed-by>PDF files</meta:printed-by>
    <meta:document-statistic meta:table-count="7" meta:image-count="0" meta:object-count="0" meta:page-count="6" meta:paragraph-count="451" meta:word-count="653" meta:character-count="11007" meta:non-whitespace-character-count="10778"/>
    <meta:template xlink:type="simple" xlink:actuate="onRequest" xlink:title="" xlink:href="Normal.dotm"/>
  </office:meta>
</office:document-meta>
</file>